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21.03.19 02:57   |   <text:a xlink:type="simple" xlink:href="http://palinfo.habago.org/Entry?Command=Information_PrintForum#FORUM40407"><text:span text:style-name="T1">#</text:span></text:a></text:p>
      <text:p text:style-name="P2">當人們說「有這麼一個世界」時～維根斯坦</text:p>
      <text:p text:style-name="P2">不管誰跟我怎麼說，我都照樣反彈，並不是因為他的說明是錯的，而是因為那是一種「說明」。如果有人告訴我一些「理論」，我會說：謝了，謝了，我對這個沒興趣。即便你講的理論正確，我也不感興趣，「那」不是我在尋找的。…</text:p>
      <text:p text:style-name="P2"/>
      <text:p text:style-name="P2">理論對「我」來說，毫無價值，毫無意義。…對我來說，一切事實也都不重要，可當人們說「有這麼一個世界」時，卻觸動我的心。</text:p>
      <text:p text:style-name="P2"/>
      <text:p text:style-name="P2">～維根斯坦與 Friedrich Waismann 的交談，於 1930. 12. 17.</text:p>
      <text:p text:style-name="P2"/>
      <text:p text:style-name="P2">Whatever one said to me, I would reject it; not because the explanation is false but because it is an EXPLANATION. If anybody offers me a THEORY, I would say: No, no, that doesn’t interest me. Even if the theory were true that would not interest me—it would not be WHAT I seek…</text:p>
      <text:p text:style-name="P2"/>
      <text:p text:style-name="P2">FOR ME the theory has no value. A theory gives me nothing. For me the facts are unimportant. But what men mean when they say that “The world is there” lies close to my heart.</text:p>
      <text:p text:style-name="P2"/>
      <text:p text:style-name="P2">～Wittgenstein in conversation with Friedrich Waismann. 1930. 12. 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